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4" table:default-cell-style-name="ce3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Small Time[ms]</text:p>
          </table:table-cell>
          <table:table-cell table:style-name="ce1" office:value-type="string" calcext:value-type="string">
            <text:p>Speedup</text:p>
          </table:table-cell>
          <table:table-cell office:value-type="string" calcext:value-type="string">
            <text:p>Big Time[ms]</text:p>
          </table:table-cell>
          <table:table-cell table:style-name="ce1" office:value-type="string" calcext:value-type="string">
            <text:p>Speedup</text:p>
          </table:table-cell>
        </table:table-row>
        <table:table-row table:style-name="ro1">
          <table:table-cell office:value-type="string" calcext:value-type="string">
            <text:p>EBEs</text:p>
          </table:table-cell>
          <table:table-cell table:style-name="ce2" office:value-type="float" office:value="53517" calcext:value-type="float">
            <text:p>53517</text:p>
          </table:table-cell>
          <table:table-cell table:formula="of:=1/([.B2]/[.$B$2])" office:value-type="float" office:value="1" calcext:value-type="float">
            <text:p>1.00</text:p>
          </table:table-cell>
          <table:table-cell table:style-name="ce4" office:value-type="float" office:value="262909" calcext:value-type="float">
            <text:p>262909</text:p>
          </table:table-cell>
          <table:table-cell table:formula="of:=1/([.D2]/[.$D$2])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EBEs_SM1_LR</text:p>
          </table:table-cell>
          <table:table-cell office:value-type="float" office:value="17152" calcext:value-type="float">
            <text:p>17152</text:p>
          </table:table-cell>
          <table:table-cell table:formula="of:=1/([.B3]/[.$B$2])" office:value-type="float" office:value="3.1201609141791" calcext:value-type="float">
            <text:p>3.12</text:p>
          </table:table-cell>
          <table:table-cell table:style-name="ce4" office:value-type="float" office:value="85016" calcext:value-type="float">
            <text:p>85016</text:p>
          </table:table-cell>
          <table:table-cell table:formula="of:=1/([.D3]/[.$D$2])" office:value-type="float" office:value="3.09246494777454" calcext:value-type="float">
            <text:p>3.09</text:p>
          </table:table-cell>
        </table:table-row>
        <table:table-row table:style-name="ro1">
          <table:table-cell office:value-type="string" calcext:value-type="string">
            <text:p>EBEs_SM1_MLP</text:p>
          </table:table-cell>
          <table:table-cell office:value-type="float" office:value="10454" calcext:value-type="float">
            <text:p>10454</text:p>
          </table:table-cell>
          <table:table-cell table:formula="of:=1/([.B4]/[.$B$2])" office:value-type="float" office:value="5.11928448440788" calcext:value-type="float">
            <text:p>5.12</text:p>
          </table:table-cell>
          <table:table-cell table:style-name="ce4" office:value-type="float" office:value="59076" calcext:value-type="float">
            <text:p>59076</text:p>
          </table:table-cell>
          <table:table-cell table:formula="of:=1/([.D4]/[.$D$2])" office:value-type="float" office:value="4.45035208883472" calcext:value-type="float">
            <text:p>4.45</text:p>
          </table:table-cell>
        </table:table-row>
        <table:table-row table:style-name="ro1">
          <table:table-cell office:value-type="string" calcext:value-type="string">
            <text:p>EBEs_SM2</text:p>
          </table:table-cell>
          <table:table-cell table:style-name="ce2" office:value-type="float" office:value="22728" calcext:value-type="float">
            <text:p>22728</text:p>
          </table:table-cell>
          <table:table-cell table:formula="of:=1/([.B5]/[.$B$2])" office:value-type="float" office:value="2.35467265047518" calcext:value-type="float">
            <text:p>2.35</text:p>
          </table:table-cell>
          <table:table-cell table:style-name="ce4" office:value-type="float" office:value="231742" calcext:value-type="float">
            <text:p>231742</text:p>
          </table:table-cell>
          <table:table-cell table:formula="of:=1/([.D5]/[.$D$2])" office:value-type="float" office:value="1.13449007948494" calcext:value-type="float">
            <text:p>1.13</text:p>
          </table:table-cell>
        </table:table-row>
        <table:table-row table:style-name="ro1">
          <table:table-cell office:value-type="string" calcext:value-type="string">
            <text:p>EBEsSurrogate_SM1_LR</text:p>
          </table:table-cell>
          <table:table-cell office:value-type="float" office:value="17253" calcext:value-type="float">
            <text:p>17253</text:p>
          </table:table-cell>
          <table:table-cell table:formula="of:=1/([.B6]/[.$B$2])" office:value-type="float" office:value="3.1018953225526" calcext:value-type="float">
            <text:p>3.10</text:p>
          </table:table-cell>
          <table:table-cell office:value-type="float" office:value="82707" calcext:value-type="float">
            <text:p>82707</text:p>
          </table:table-cell>
          <table:table-cell table:formula="of:=1/([.D6]/[.$D$2])" office:value-type="float" office:value="3.17879985974585" calcext:value-type="float">
            <text:p>3.18</text:p>
          </table:table-cell>
        </table:table-row>
        <table:table-row table:style-name="ro1">
          <table:table-cell office:value-type="string" calcext:value-type="string">
            <text:p>EBEsSurrogate_SM1_MLP</text:p>
          </table:table-cell>
          <table:table-cell office:value-type="float" office:value="10678" calcext:value-type="float">
            <text:p>10678</text:p>
          </table:table-cell>
          <table:table-cell table:formula="of:=1/([.B7]/[.$B$2])" office:value-type="float" office:value="5.01189361303615" calcext:value-type="float">
            <text:p>5.01</text:p>
          </table:table-cell>
          <table:table-cell office:value-type="float" office:value="58386" calcext:value-type="float">
            <text:p>58386</text:p>
          </table:table-cell>
          <table:table-cell table:formula="of:=1/([.D7]/[.$D$2])" office:value-type="float" office:value="4.50294591169116" calcext:value-type="float">
            <text:p>4.50</text:p>
          </table:table-cell>
        </table:table-row>
        <table:table-row table:style-name="ro1">
          <table:table-cell office:value-type="string" calcext:value-type="string">
            <text:p>EBEsSurrogate_SM2</text:p>
          </table:table-cell>
          <table:table-cell office:value-type="float" office:value="21325" calcext:value-type="float">
            <text:p>21325</text:p>
          </table:table-cell>
          <table:table-cell table:formula="of:=1/([.B8]/[.$B$2])" office:value-type="float" office:value="2.50958968347011" calcext:value-type="float">
            <text:p>2.51</text:p>
          </table:table-cell>
          <table:table-cell office:value-type="float" office:value="208930" calcext:value-type="float">
            <text:p>208930</text:p>
          </table:table-cell>
          <table:table-cell table:formula="of:=1/([.D8]/[.$D$2])" office:value-type="float" office:value="1.25835925908199" calcext:value-type="float">
            <text:p>1.26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SM .. Surrogate Method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LR .. Linear Regression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MLP .. Multilayer Perceptron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14:11:02.4918331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 </meta:initial-creator>
    <meta:creation-date>2015-02-21T13:23:24.781414323</meta:creation-date>
    <dc:date>2015-03-30T14:50:05.141161180</dc:date>
    <dc:creator>Matti </dc:creator>
    <meta:editing-duration>PT27M25S</meta:editing-duration>
    <meta:editing-cycles>9</meta:editing-cycles>
    <meta:generator>LibreOffice/4.2.6.3$Linux_X86_64 LibreOffice_project/420m0$Build-3</meta:generator>
    <meta:document-statistic meta:table-count="1" meta:cell-count="43" meta:object-count="0"/>
  </office:meta>
</office:document-meta>
</file>